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11cm" svg:height="3.741cm" draw:transform="skewX (-0.000174532925199436) rotate (-1.55281943549936) translate (6.36693445108058cm 3.68430054858829cm)" svg:viewBox="0 0 4412 3742" svg:d="M472 3506c396-32 481-107 1292-79 809 26 1057 181 1660 290 604 109 1137-120 949-1102-187-981-235-2107-239-2266-3-159-825-541-807-232 17 310 81 925 140 1374 57 445 274 1128 150 1480-92 260-172 133-1076-49-905-181-1953-142-2461-114-201 7-7 729 392 698z">
          <text:p/>
        </draw:path>
        <draw:path draw:style-name="gr1" draw:text-style-name="P1" draw:layer="layout" svg:width="1.136cm" svg:height="3.061cm" draw:transform="rotate (-1.55247036964896) translate (6.17712854091549cm 4.8724096025378cm)" svg:viewBox="0 0 1137 3062" svg:d="M1136 2910c-76-196-246-758-305-1223-59-464-49-1075-20-1308 28-234-820-533-811-286 17 459 41 1326 150 1864 108 540 109 586 220 1005 54 205 804 48 766-52z">
          <text:p/>
        </draw:path>
        <draw:path draw:style-name="gr1" draw:text-style-name="P1" draw:layer="layout" svg:width="0.902cm" svg:height="0.661cm" draw:transform="skewX (0.001221730476396) rotate (-2.1556561591382) translate (6.69945731859439cm 7.16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6.43662447873229cm 5.03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3.84279065192779cm 5.4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15cm" svg:height="3.674cm" draw:transform="skewX (0.000872664625997167) rotate (-1.55281943549936) translate (6.4337938348016cm 3.0401875027826cm)" svg:viewBox="0 0 1116 3675" svg:d="M1115 3580c-79-342-237-1042-286-1581-48-539-30-1440-15-1647 7-108-811-511-814-283-3 227 31 1216 104 1888 71 671 131 1067 227 1615 22 174 808 95 784 8z">
          <text:p/>
        </draw:path>
        <draw:path draw:style-name="gr1" draw:text-style-name="P1" draw:layer="layout" svg:width="0.902cm" svg:height="0.661cm" draw:transform="skewX (0.001221730476396) rotate (-2.1556561591382) translate (3.6877906519278cm 3.846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598) rotate (-2.15652882376419) translate (6.699706971542cm 3.19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122173047639592) rotate (-2.15687788961459) translate (3.4423068098942cm 3.557688890543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1.671cm" svg:height="1.798cm" svg:x="5.503cm" svg:y="7.164cm" svg:viewBox="0 0 1672 1799" svg:d="M1267 896c91-65 454 497 399 556-124 134-278 284-817 342-538 58-962-381-822-1019 68-309 207-576 376-775 0 0 480 476 425 530-141 127-179 316-35 453s365 4 474-87z">
          <text:p/>
        </draw:path>
        <draw:path draw:style-name="gr1" draw:text-style-name="P1" draw:layer="layout" svg:width="0.902cm" svg:height="0.661cm" draw:transform="skewX (0.001221730476396) rotate (-2.1556561591382) translate (7.51945731859439cm 8.104462499827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31:19.675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